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0" fo:font-size="10pt" style:font-size-asian="10pt"/>
    </style:style>
    <style:style style:name="T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1">boolean </text:span><text:span text:style-name="T2">awayfromwall</text:span><text:span text:style-name="T3">() {<text:line-break/><text:tab/></text:span><text:span text:style-name="T1">if </text:span><text:span text:style-name="T3">((getY() &lt;= (getBattleFieldHeight() - </text:span><text:span text:style-name="T5">wall_distance_safe</text:span><text:span text:style-name="T3">))<text:line-break/><text:tab/><text:tab/><text:tab/>&amp;&amp; (getY() &gt;= </text:span><text:span text:style-name="T5">wall_distance_safe</text:span><text:span text:style-name="T3">)<text:line-break/><text:tab/><text:tab/><text:tab/>&amp;&amp; (getX() &gt;= </text:span><text:span text:style-name="T5">wall_distance_safe</text:span><text:span text:style-name="T3">)<text:line-break/><text:tab/><text:tab/><text:tab/>&amp;&amp; (getX() &lt;= (getBattleFieldWidth() - </text:span><text:span text:style-name="T5">wall_distance_safe</text:span><text:span text:style-name="T3">)) &amp;&amp; !</text:span><text:span text:style-name="T5">safe</text:span><text:span text:style-name="T3">) {<text:line-break/><text:line-break/><text:tab/><text:tab/>System.</text:span><text:span text:style-name="T6">out</text:span><text:span text:style-name="T3">.println(</text:span><text:span text:style-name="T7">"true"</text:span><text:span text:style-name="T3">);<text:line-break/><text:tab/><text:tab/></text:span><text:span text:style-name="T5">safe </text:span><text:span text:style-name="T3">= </text:span><text:span text:style-name="T1">true</text:span><text:span text:style-name="T3">;<text:line-break/><text:tab/><text:tab/></text:span><text:span text:style-name="T5">DANGER_DISTANCE </text:span><text:span text:style-name="T3">= </text:span><text:span text:style-name="T8">100</text:span><text:span text:style-name="T3">;<text:line-break/><text:tab/><text:tab/>ret<text:line-break/><text:tab/>}<text:line-break/>}</text:span></text:p>
      <text:p text:style-name="Standard"/>
      <text:p text:style-name="P1" loext:marker-style-name="T3"><text:span text:style-name="T4"><text:s text:c="2"/></text:span><text:span text:style-name="T1">boolean </text:span><text:span text:style-name="T2">nearhitwall</text:span><text:span text:style-name="T3">(){<text:line-break/><text:tab/></text:span><text:span text:style-name="T1">if</text:span><text:span text:style-name="T3">((((getY() &gt;= (getBattleFieldHeight() - </text:span><text:span text:style-name="T5">wall_distance</text:span><text:span text:style-name="T3">))<text:line-break/><text:tab/><text:tab/><text:tab/>|| (getY() &lt;= </text:span><text:span text:style-name="T5">wall_distance</text:span><text:span text:style-name="T3">)<text:line-break/><text:tab/><text:tab/><text:tab/>|| (getX() &lt;= </text:span><text:span text:style-name="T5">wall_distance</text:span><text:span text:style-name="T3">)<text:line-break/><text:tab/><text:tab/><text:tab/>|| (getX() &gt;= (getBattleFieldWidth() - </text:span><text:span text:style-name="T5">wall_distance</text:span><text:span text:style-name="T3">)))) &amp;&amp; </text:span><text:span text:style-name="T5">safe</text:span><text:span text:style-name="T3">) {<text:line-break/><text:tab/><text:tab/>System.</text:span><text:span text:style-name="T6">out</text:span><text:span text:style-name="T3">.println(</text:span><text:span text:style-name="T7">"false"</text:span><text:span text:style-name="T3">);<text:line-break/><text:line-break/><text:tab/><text:tab/></text:span><text:span text:style-name="T5">safe </text:span><text:span text:style-name="T3">= </text:span><text:span text:style-name="T1">false</text:span><text:span text:style-name="T3">;<text:line-break/><text:tab/><text:tab/></text:span><text:span text:style-name="T5">DANGER_DISTANCE </text:span><text:span text:style-name="T3">= </text:span><text:span text:style-name="T8">0</text:span><text:span text:style-name="T3">;<text:line-break/><text:tab/><text:tab/>turnwhenhitwall();<text:line-break/><text:tab/><text:tab/></text:span><text:span text:style-name="T1">return true</text:span><text:span text:style-name="T3">;<text:line-break/><text:tab/>}<text:line-break/><text:tab/></text:span><text:span text:style-name="T1">return false</text:span><text:span text:style-name="T3">;<text:line-break/>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4:39:30.130030726</meta:creation-date>
    <dc:date>2024-10-17T15:03:22.358979178</dc:date>
    <meta:editing-duration>PT13M39S</meta:editing-duration>
    <meta:editing-cycles>1</meta:editing-cycles>
    <meta:document-statistic meta:table-count="0" meta:image-count="0" meta:object-count="0" meta:page-count="1" meta:paragraph-count="2" meta:word-count="74" meta:character-count="663" meta:non-whitespace-character-count="546"/>
    <meta:generator>LibreOffice/24.2.6.2$Linux_X86_64 LibreOffice_project/420$Build-2</meta:generator>
  </office:meta>
</office:document-meta>
</file>